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72b3" officeooo:paragraph-rsid="000e72b3"/>
    </style:style>
    <style:style style:name="P2" style:family="paragraph" style:parent-style-name="Text_20_body" style:list-style-name="L1">
      <style:text-properties officeooo:rsid="000e72b3" officeooo:paragraph-rsid="000e72b3"/>
    </style:style>
    <style:style style:name="P3" style:family="paragraph" style:parent-style-name="Text_20_body" style:list-style-name="L1">
      <style:text-properties officeooo:rsid="000ff2cb" officeooo:paragraph-rsid="000ff2cb"/>
    </style:style>
    <style:style style:name="P4" style:family="paragraph" style:parent-style-name="Text_20_body" style:list-style-name="L1">
      <style:text-properties officeooo:rsid="000f3ebc" officeooo:paragraph-rsid="000f3ebc"/>
    </style:style>
    <style:style style:name="P5" style:family="paragraph" style:parent-style-name="Text_20_body" style:list-style-name="L1">
      <style:text-properties officeooo:rsid="0018b22a" officeooo:paragraph-rsid="0018b22a"/>
    </style:style>
    <style:style style:name="P6" style:family="paragraph" style:parent-style-name="Text_20_body">
      <style:text-properties officeooo:rsid="000ff2cb" officeooo:paragraph-rsid="000ff2cb"/>
    </style:style>
    <style:style style:name="P7" style:family="paragraph" style:parent-style-name="Text_20_body" style:list-style-name="L2">
      <style:text-properties officeooo:rsid="000ff2cb" officeooo:paragraph-rsid="000ff2cb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>
      <style:text-properties officeooo:rsid="000ff2cb" officeooo:paragraph-rsid="000ff2cb"/>
    </style:style>
    <style:style style:name="P11" style:family="paragraph" style:parent-style-name="Text_20_body" style:list-style-name="L5">
      <style:text-properties officeooo:rsid="00108e3d" officeooo:paragraph-rsid="00108e3d"/>
    </style:style>
    <style:style style:name="P12" style:family="paragraph" style:parent-style-name="Text_20_body" style:list-style-name="L5">
      <style:text-properties officeooo:rsid="00145f82" officeooo:paragraph-rsid="00145f82"/>
    </style:style>
    <style:style style:name="P13" style:family="paragraph" style:parent-style-name="Text_20_body" style:list-style-name="L6">
      <style:text-properties officeooo:rsid="00108e3d" officeooo:paragraph-rsid="00108e3d"/>
    </style:style>
    <style:style style:name="P14" style:family="paragraph" style:parent-style-name="Text_20_body" style:list-style-name="L6">
      <style:text-properties officeooo:rsid="0011707d" officeooo:paragraph-rsid="0011707d"/>
    </style:style>
    <style:style style:name="P15" style:family="paragraph" style:parent-style-name="Text_20_body" style:list-style-name="L7">
      <style:text-properties officeooo:rsid="0011e909" officeooo:paragraph-rsid="0011e909"/>
    </style:style>
    <style:style style:name="P16" style:family="paragraph" style:parent-style-name="Text_20_body" style:list-style-name="L7">
      <style:text-properties officeooo:rsid="00135a19" officeooo:paragraph-rsid="00135a19"/>
    </style:style>
    <style:style style:name="P17" style:family="paragraph" style:parent-style-name="Heading_20_1">
      <style:text-properties officeooo:rsid="001a6b3a" officeooo:paragraph-rsid="001a6b3a"/>
    </style:style>
    <style:style style:name="P18" style:family="paragraph" style:parent-style-name="Text_20_body" style:list-style-name="L8">
      <style:text-properties officeooo:paragraph-rsid="001a6b3a"/>
    </style:style>
    <style:style style:name="P19" style:family="paragraph" style:parent-style-name="Text_20_body" style:list-style-name="L8">
      <style:text-properties officeooo:rsid="001a6b3a" officeooo:paragraph-rsid="001a6b3a"/>
    </style:style>
    <style:style style:name="P20" style:family="paragraph" style:parent-style-name="Text_20_body" style:list-style-name="L9">
      <style:text-properties officeooo:rsid="00267f98" officeooo:paragraph-rsid="00267f98"/>
    </style:style>
    <style:style style:name="P21" style:family="paragraph" style:parent-style-name="Heading_20_2">
      <style:text-properties officeooo:rsid="00267f98" officeooo:paragraph-rsid="00267f98"/>
    </style:style>
    <style:style style:name="P22" style:family="paragraph" style:parent-style-name="Text_20_body" style:list-style-name="L10">
      <style:text-properties officeooo:rsid="00267f98" officeooo:paragraph-rsid="00267f98"/>
    </style:style>
    <style:style style:name="P23" style:family="paragraph" style:parent-style-name="Text_20_body" style:list-style-name="L10">
      <style:text-properties officeooo:paragraph-rsid="00267f98"/>
    </style:style>
    <style:style style:name="P24" style:family="paragraph" style:parent-style-name="Heading_20_2">
      <style:text-properties officeooo:rsid="00241a0f" officeooo:paragraph-rsid="00241a0f"/>
    </style:style>
    <style:style style:name="P25" style:family="paragraph" style:parent-style-name="Text_20_body" style:list-style-name="L11">
      <style:text-properties officeooo:rsid="00241a0f" officeooo:paragraph-rsid="00241a0f"/>
    </style:style>
    <style:style style:name="P26" style:family="paragraph" style:parent-style-name="Heading_20_2">
      <style:text-properties officeooo:rsid="0024c157" officeooo:paragraph-rsid="0024c157"/>
    </style:style>
    <style:style style:name="P27" style:family="paragraph" style:parent-style-name="Text_20_body" style:list-style-name="L12">
      <style:text-properties officeooo:rsid="0024c157" officeooo:paragraph-rsid="0029fc65"/>
    </style:style>
    <style:style style:name="P28" style:family="paragraph" style:parent-style-name="Text_20_body" style:list-style-name="L12">
      <style:text-properties officeooo:rsid="002587f4" officeooo:paragraph-rsid="002587f4"/>
    </style:style>
    <style:style style:name="P29" style:family="paragraph" style:parent-style-name="Heading_20_3">
      <style:text-properties officeooo:rsid="002c2b47" officeooo:paragraph-rsid="002c2b47"/>
    </style:style>
    <style:style style:name="P30" style:family="paragraph" style:parent-style-name="Text_20_body" style:list-style-name="L13">
      <style:text-properties officeooo:rsid="002c2b47" officeooo:paragraph-rsid="002c2b47"/>
    </style:style>
    <style:style style:name="P31" style:family="paragraph" style:parent-style-name="Text_20_body" style:list-style-name="L13">
      <style:text-properties officeooo:rsid="002d7d39" officeooo:paragraph-rsid="002d7d39"/>
    </style:style>
    <style:style style:name="P32" style:family="paragraph" style:parent-style-name="Heading_20_3">
      <style:text-properties officeooo:rsid="002b0b86" officeooo:paragraph-rsid="002b0b86"/>
    </style:style>
    <style:style style:name="P33" style:family="paragraph" style:parent-style-name="Text_20_body">
      <style:text-properties officeooo:rsid="002b0b86" officeooo:paragraph-rsid="002b0b86"/>
    </style:style>
    <style:style style:name="P34" style:family="paragraph" style:parent-style-name="Text_20_body">
      <style:text-properties officeooo:rsid="002c2b47" officeooo:paragraph-rsid="002c2b47"/>
    </style:style>
    <style:style style:name="P35" style:family="paragraph" style:parent-style-name="Text_20_body" style:list-style-name="L14">
      <style:text-properties officeooo:rsid="002c2b47" officeooo:paragraph-rsid="002c2b47"/>
    </style:style>
    <style:style style:name="P36" style:family="paragraph" style:parent-style-name="Text_20_body" style:list-style-name="L15">
      <style:text-properties officeooo:rsid="002c2b47" officeooo:paragraph-rsid="002c2b47"/>
    </style:style>
    <style:style style:name="P37" style:family="paragraph" style:parent-style-name="Text_20_body" style:list-style-name="L15">
      <style:text-properties fo:color="#000000" loext:opacity="100%" officeooo:rsid="002c2b47" officeooo:paragraph-rsid="002c2b47"/>
    </style:style>
    <style:style style:name="P38" style:family="paragraph" style:parent-style-name="Text_20_body" style:list-style-name="L15">
      <style:text-properties officeooo:paragraph-rsid="002c2b47"/>
    </style:style>
    <style:style style:name="P39" style:family="paragraph" style:parent-style-name="Text_20_body">
      <style:text-properties fo:color="#000000" loext:opacity="100%" officeooo:rsid="002c2b47" officeooo:paragraph-rsid="002c2b47"/>
    </style:style>
    <style:style style:name="P40" style:family="paragraph" style:parent-style-name="Text_20_body" style:list-style-name="L16">
      <style:text-properties fo:color="#000000" loext:opacity="100%" officeooo:rsid="002c2b47" officeooo:paragraph-rsid="002c2b47"/>
    </style:style>
    <style:style style:name="P41" style:family="paragraph" style:parent-style-name="Text_20_body" style:list-style-name="L17">
      <style:text-properties fo:color="#000000" loext:opacity="100%" officeooo:rsid="002c2b47" officeooo:paragraph-rsid="002c2b47"/>
    </style:style>
    <style:style style:name="P42" style:family="paragraph" style:parent-style-name="Text_20_body">
      <style:text-properties officeooo:rsid="00267f98" officeooo:paragraph-rsid="00267f98"/>
    </style:style>
    <style:style style:name="P43" style:family="paragraph" style:parent-style-name="Text_20_body" style:list-style-name="L18">
      <style:text-properties officeooo:rsid="00267f98" officeooo:paragraph-rsid="00267f98"/>
    </style:style>
    <style:style style:name="P44" style:family="paragraph" style:parent-style-name="Text_20_body" style:list-style-name="L18">
      <style:text-properties officeooo:paragraph-rsid="00267f98"/>
    </style:style>
    <style:style style:name="P45" style:family="paragraph" style:parent-style-name="Text_20_body" style:list-style-name="L18">
      <style:text-properties fo:color="#000000" loext:opacity="100%" officeooo:rsid="00267f98" officeooo:paragraph-rsid="00267f98"/>
    </style:style>
    <style:style style:name="P46" style:family="paragraph" style:parent-style-name="Text_20_body" style:list-style-name="L19"/>
    <style:style style:name="P47" style:family="paragraph" style:parent-style-name="Text_20_body">
      <style:text-properties officeooo:rsid="0027e27d" officeooo:paragraph-rsid="0027e27d"/>
    </style:style>
    <style:style style:name="P48" style:family="paragraph" style:parent-style-name="Text_20_body" style:list-style-name="L20">
      <style:text-properties officeooo:rsid="0027e27d" officeooo:paragraph-rsid="0027e27d"/>
    </style:style>
    <style:style style:name="P49" style:family="paragraph" style:parent-style-name="Text_20_body" style:list-style-name="L20">
      <style:text-properties officeooo:paragraph-rsid="0027e27d"/>
    </style:style>
    <style:style style:name="P50" style:family="paragraph" style:parent-style-name="Text_20_body" style:list-style-name="L21">
      <style:text-properties fo:color="#000000" loext:opacity="100%" officeooo:rsid="0027e27d" officeooo:paragraph-rsid="0027e27d"/>
    </style:style>
    <style:style style:name="P51" style:family="paragraph" style:parent-style-name="Text_20_body" style:list-style-name="L22">
      <style:text-properties officeooo:rsid="0027e27d" officeooo:paragraph-rsid="0027e27d"/>
    </style:style>
    <style:style style:name="P52" style:family="paragraph" style:parent-style-name="Text_20_body" style:list-style-name="L23">
      <style:text-properties officeooo:rsid="0027e27d" officeooo:paragraph-rsid="0027e27d"/>
    </style:style>
    <style:style style:name="P53" style:family="paragraph" style:parent-style-name="Text_20_body" style:list-style-name="L23">
      <style:text-properties fo:color="#000000" loext:opacity="100%" officeooo:rsid="0027e27d" officeooo:paragraph-rsid="0027e27d"/>
    </style:style>
    <style:style style:name="P54" style:family="paragraph" style:parent-style-name="Text_20_body" style:list-style-name="L24">
      <style:text-properties officeooo:rsid="0027e27d" officeooo:paragraph-rsid="0027e27d"/>
    </style:style>
    <style:style style:name="P55" style:family="paragraph" style:parent-style-name="Text_20_body">
      <style:text-properties officeooo:rsid="00293f58" officeooo:paragraph-rsid="00293f58"/>
    </style:style>
    <style:style style:name="P56" style:family="paragraph" style:parent-style-name="Text_20_body" style:list-style-name="L25">
      <style:text-properties officeooo:rsid="00293f58" officeooo:paragraph-rsid="00293f58"/>
    </style:style>
    <style:style style:name="P57" style:family="paragraph" style:parent-style-name="Text_20_body" style:list-style-name="L26">
      <style:text-properties officeooo:rsid="0027e27d" officeooo:paragraph-rsid="0027e27d"/>
    </style:style>
    <style:style style:name="P58" style:family="paragraph" style:parent-style-name="Text_20_body" style:list-style-name="L26">
      <style:text-properties officeooo:paragraph-rsid="0027e27d"/>
    </style:style>
    <style:style style:name="P59" style:family="paragraph" style:parent-style-name="Text_20_body" style:list-style-name="L27">
      <style:text-properties officeooo:rsid="0027e27d" officeooo:paragraph-rsid="0027e27d"/>
    </style:style>
    <style:style style:name="P60" style:family="paragraph" style:parent-style-name="Text_20_body" style:list-style-name="L27">
      <style:text-properties officeooo:paragraph-rsid="0027e27d"/>
    </style:style>
    <style:style style:name="P61" style:family="paragraph" style:parent-style-name="Text_20_body" style:list-style-name="L27">
      <style:text-properties fo:color="#000000" loext:opacity="100%" officeooo:rsid="0027e27d" officeooo:paragraph-rsid="0027e27d"/>
    </style:style>
    <style:style style:name="P62" style:family="paragraph" style:parent-style-name="Heading_20_4">
      <style:text-properties officeooo:paragraph-rsid="00293f58"/>
    </style:style>
    <style:style style:name="P63" style:family="paragraph" style:parent-style-name="Text_20_body" style:list-style-name="L28">
      <style:text-properties officeooo:rsid="00293f58" officeooo:paragraph-rsid="00293f58"/>
    </style:style>
    <style:style style:name="P64" style:family="paragraph" style:parent-style-name="Heading_20_4">
      <style:text-properties officeooo:rsid="00293f58" officeooo:paragraph-rsid="00293f58"/>
    </style:style>
    <style:style style:name="P65" style:family="paragraph" style:parent-style-name="Heading_20_5">
      <style:text-properties officeooo:paragraph-rsid="00293f58"/>
    </style:style>
    <style:style style:name="P66" style:family="paragraph" style:parent-style-name="Text_20_body" style:list-style-name="L29">
      <style:text-properties officeooo:rsid="001f01c9" officeooo:paragraph-rsid="001f01c9"/>
    </style:style>
    <style:style style:name="P67" style:family="paragraph" style:parent-style-name="Text_20_body" style:list-style-name="L30">
      <style:text-properties officeooo:rsid="001fe2bc" officeooo:paragraph-rsid="001fe2bc"/>
    </style:style>
    <style:style style:name="P68" style:family="paragraph" style:parent-style-name="Text_20_body" style:list-style-name="L30">
      <style:text-properties officeooo:rsid="0020f163" officeooo:paragraph-rsid="0020f163"/>
    </style:style>
    <style:style style:name="P69" style:family="paragraph" style:parent-style-name="Text_20_body">
      <style:text-properties officeooo:rsid="002249de" officeooo:paragraph-rsid="002249de"/>
    </style:style>
    <style:style style:name="P70" style:family="paragraph" style:parent-style-name="Text_20_body" style:list-style-name="L31">
      <style:text-properties officeooo:rsid="002249de" officeooo:paragraph-rsid="002249de"/>
    </style:style>
    <style:style style:name="P71" style:family="paragraph" style:parent-style-name="Text_20_body">
      <style:text-properties officeooo:rsid="0030de88" officeooo:paragraph-rsid="0030de88"/>
    </style:style>
    <style:style style:name="P72" style:family="paragraph" style:parent-style-name="Text_20_body" style:list-style-name="L32">
      <style:text-properties officeooo:rsid="0030de88" officeooo:paragraph-rsid="0030de88"/>
    </style:style>
    <style:style style:name="P73" style:family="paragraph" style:parent-style-name="Text_20_body">
      <style:text-properties officeooo:rsid="001f01c9" officeooo:paragraph-rsid="001f01c9"/>
    </style:style>
    <style:style style:name="P74" style:family="paragraph" style:parent-style-name="Text_20_body">
      <style:text-properties officeooo:rsid="0011e909" officeooo:paragraph-rsid="0011e909"/>
    </style:style>
    <style:style style:name="T1" style:family="text">
      <style:text-properties officeooo:rsid="00158b69"/>
    </style:style>
    <style:style style:name="T2" style:family="text">
      <style:text-properties fo:font-weight="bold" officeooo:rsid="000ff2cb" style:font-weight-asian="bold" style:font-weight-complex="bold"/>
    </style:style>
    <style:style style:name="T3" style:family="text">
      <style:text-properties fo:color="#2a6099" loext:opacity="100%" fo:font-weight="bold" officeooo:rsid="000ff2cb" style:font-weight-asian="bold" style:font-weight-complex="bold"/>
    </style:style>
    <style:style style:name="T4" style:family="text">
      <style:text-properties fo:color="#2a6099" loext:opacity="100%"/>
    </style:style>
    <style:style style:name="T5" style:family="text">
      <style:text-properties fo:color="#c9211e" loext:opacity="100%"/>
    </style:style>
    <style:style style:name="T6" style:family="text">
      <style:text-properties style:text-position="super 58%"/>
    </style:style>
    <style:style style:name="T7" style:family="text">
      <style:text-properties officeooo:rsid="001a0899"/>
    </style:style>
    <style:style style:name="T8" style:family="text">
      <style:text-properties style:text-position="super 58%" officeooo:rsid="001a0899"/>
    </style:style>
    <style:style style:name="T9" style:family="text">
      <style:text-properties officeooo:rsid="001a6b3a"/>
    </style:style>
    <style:style style:name="T10" style:family="text">
      <style:text-properties officeooo:rsid="001bad48"/>
    </style:style>
    <style:style style:name="T11" style:family="text">
      <style:text-properties officeooo:rsid="001cd22b"/>
    </style:style>
    <style:style style:name="T12" style:family="text">
      <style:text-properties officeooo:rsid="00267f9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9fc65"/>
    </style:style>
    <style:style style:name="T15" style:family="text">
      <style:text-properties officeooo:rsid="002587f4"/>
    </style:style>
    <style:style style:name="T16" style:family="text">
      <style:text-properties officeooo:rsid="002b0b86"/>
    </style:style>
    <style:style style:name="T17" style:family="text">
      <style:text-properties fo:color="#c9211e" loext:opacity="100%" style:text-underline-style="solid" style:text-underline-width="auto" style:text-underline-color="font-color"/>
    </style:style>
    <style:style style:name="T18" style:family="text">
      <style:text-properties fo:color="#000000" loext:opacity="100%" officeooo:rsid="002c2b47"/>
    </style:style>
    <style:style style:name="T19" style:family="text">
      <style:text-properties fo:color="#000000" loext:opacity="100%" officeooo:rsid="00267f98"/>
    </style:style>
    <style:style style:name="T20" style:family="text">
      <style:text-properties fo:font-weight="bold" officeooo:rsid="00267f98" style:font-weight-asian="bold" style:font-weight-complex="bold"/>
    </style:style>
    <style:style style:name="T21" style:family="text">
      <style:text-properties fo:color="#000000" loext:opacity="100%" officeooo:rsid="0027e27d"/>
    </style:style>
    <style:style style:name="T22" style:family="text">
      <style:text-properties fo:color="#000000" loext:opacity="100%"/>
    </style:style>
    <style:style style:name="T23" style:family="text">
      <style:text-properties officeooo:rsid="0027e27d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c9211e" loext:opacity="100%"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293f58"/>
    </style:style>
    <style:style style:name="T28" style:family="text">
      <style:text-properties fo:color="#000000" loext:opacity="100%" fo:font-weight="bold" officeooo:rsid="0029fc65" style:font-weight-asian="bold" style:font-weight-complex="bold"/>
    </style:style>
    <style:style style:name="T29" style:family="text">
      <style:text-properties fo:color="#c9211e" loext:opacity="100%" officeooo:rsid="00293f58"/>
    </style:style>
    <style:style style:name="T30" style:family="text">
      <style:text-properties fo:color="#2a6099" loext:opacity="100%" fo:font-weight="normal" style:font-weight-asian="normal" style:font-weight-complex="normal"/>
    </style:style>
    <style:style style:name="T31" style:family="text">
      <style:text-properties fo:color="#c9211e" loext:opacity="100%" fo:font-weight="normal" style:font-weight-asian="normal" style:font-weight-complex="normal"/>
    </style:style>
    <style:style style:name="T32" style:family="text">
      <style:text-properties fo:font-weight="bold" officeooo:rsid="001fe2bc" style:font-weight-asian="bold" style:font-weight-complex="bold"/>
    </style:style>
    <style:style style:name="T33" style:family="text">
      <style:text-properties officeooo:rsid="001fe2bc"/>
    </style:style>
    <style:style style:name="T34" style:family="text">
      <style:text-properties officeooo:rsid="002249de"/>
    </style:style>
    <style:style style:name="T35" style:family="text">
      <style:text-properties officeooo:rsid="0030de8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at do JWs believe?</text:h>
      <text:h text:style-name="Heading_20_2" text:outline-level="2">Jesus</text:h>
      <text:list text:style-name="L1">
        <text:list-item>
          <text:p text:style-name="P2">JWs affirm that Jesus is Michael the Archangel.</text:p>
          <text:list>
            <text:list-item>
              <text:p text:style-name="P3">They think Michael became Jesus.</text:p>
            </text:list-item>
          </text:list>
        </text:list-item>
        <text:list-item>
          <text:p text:style-name="P2">JWs are Arianists in that they believe Jesus was a created being and not one with God the Father.</text:p>
        </text:list-item>
        <text:list-item>
          <text:p text:style-name="P4">They affirm that God the Father (Jehovah) created Jesus, and that He had Jesus create everything for Him.</text:p>
        </text:list-item>
        <text:list-item>
          <text:p text:style-name="P3">They say Jesus died on a stake, not a cross.<text:line-break/><text:span text:style-name="T1">A piece of wood going up and down, with no cross beam.</text:span></text:p>
          <text:list>
            <text:list-item>
              <text:p text:style-name="P5">d</text:p>
            </text:list-item>
          </text:list>
        </text:list-item>
        <text:list-item>
          <text:p text:style-name="P3">They don’t believe Jesus was bodily resurrected.</text:p>
        </text:list-item>
      </text:list>
      <text:h text:style-name="Heading_20_2" text:outline-level="2">Good Passages</text:h>
      <text:p text:style-name="P6">Hebrews 1</text:p>
      <text:p text:style-name="P6">Colossians 1</text:p>
      <text:h text:style-name="Heading_20_1" text:outline-level="1">Michael the Archangel</text:h>
      <text:h text:style-name="Heading_20_2" text:outline-level="2">1 Thessalonians 4:16</text:h>
      <text:p text:style-name="Text_20_body"><text:span text:style-name="T2">16.</text:span><text:span text:style-name="T3"> </text:span><text:span text:style-name="T4">For the Lord Himself will descend from heaven with a shout, with the voice of an archangel, </text:span><text:span text:style-name="T5">and with the trumpet of God</text:span><text:span text:style-name="T4">. And the dead in Christ will rise first.</text:span></text:p>
      <text:list text:style-name="L2">
        <text:list-item>
          <text:p text:style-name="P7">They argue that if Jesus comes with the voice of an archangel, then Jesus must therefore be an archangel.</text:p>
        </text:list-item>
        <text:list-item>
          <text:p text:style-name="P7">There are a few problems with that.</text:p>
          <text:list>
            <text:list-item>
              <text:p text:style-name="P7">If Jesus is a one of a kind, then why does it say voice of “an” archangel as if he is one of many? </text:p>
            </text:list-item>
            <text:list-item>
              <text:p text:style-name="P7">The latter part of the sentence says <text:span text:style-name="T5">and with the trumpet of God</text:span>. Does that also make Jesus a giant trumpet?</text:p>
            </text:list-item>
            <text:list-item>
              <text:p text:style-name="P7">Also, Hebrews 1 affirms that Jesus is not an angel, where Jesus is the creator of all.</text:p>
            </text:list-item>
          </text:list>
        </text:list-item>
      </text:list>
      <text:h text:style-name="Heading_20_1" text:outline-level="1"><text:soft-page-break/>The crucifixion</text:h>
      <text:h text:style-name="Heading_20_2" text:outline-level="2">Torture Stake</text:h>
      <text:h text:style-name="Heading_20_3" text:outline-level="3">Secular History</text:h>
      <text:h text:style-name="Heading_20_4" text:outline-level="4"><text:span text:style-name="Strong_20_Emphasis">Flavius Josephus</text:span></text:h>
      <text:list text:style-name="L3">
        <text:list-item>
          <text:p text:style-name="P8"><text:span text:style-name="Strong_20_Emphasis">Flavius Josephus</text:span>: In "Antiquities of the Jews" (Book 18, Chapter 3, Section 3), Josephus writes, <text:span text:style-name="Emphasis">"And when Pilate, at the suggestion of the principal men amongst us, had condemned him to the cross…"</text:span></text:p>
        </text:list-item>
      </text:list>
      <text:h text:style-name="Heading_20_4" text:outline-level="4"><text:span text:style-name="Strong_20_Emphasis">Tacitus</text:span></text:h>
      <text:list text:style-name="L4">
        <text:list-item>
          <text:p text:style-name="P9"><text:span text:style-name="Strong_20_Emphasis">Tacitus</text:span>: In "Annals" (Book 15, Chapter 44), Tacitus states, <text:span text:style-name="Emphasis">"Christus, from whom the name had its origin, suffered the extreme penalty during the reign of Tiberius at the hands of one of our procurators, Pontius Pilate..."</text:span> The "extreme penalty" referred to here is understood to be crucifixion, as it was a common method of execution for criminals in the Roman Empire.</text:p>
        </text:list-item>
      </text:list>
      <text:p text:style-name="Text_20_body"/>
      <text:h text:style-name="Heading_20_1" text:outline-level="1">The resurrection</text:h>
      <text:list text:style-name="L5">
        <text:list-item>
          <text:p text:style-name="P10">They hold that Jesus’ body disintegrated in the tomb instead of Jesus resurrecting bodily.</text:p>
        </text:list-item>
        <text:list-item>
          <text:p text:style-name="P10">Then, they say Jesus was resurrected with a spirit body.</text:p>
          <text:list>
            <text:list-item>
              <text:p text:style-name="P10">But how did Jesus eat physical food, then?</text:p>
            </text:list-item>
            <text:list-item>
              <text:p text:style-name="P11">And why did Jesus have nail marks in His body if His body was a spirit body?</text:p>
            </text:list-item>
          </text:list>
        </text:list-item>
        <text:list-item>
          <text:p text:style-name="P12"/>
        </text:list-item>
      </text:list>
      <text:h text:style-name="Heading_20_1" text:outline-level="1">Jesus 2<text:span text:style-name="T6">nd</text:span> coming</text:h>
      <text:list text:style-name="L6">
        <text:list-item>
          <text:p text:style-name="P13">JWs affirm that Jesus already came back in 1914 spiritually, <text:span text:style-name="T7">and has only begun his reign since then, and not since the 1</text:span><text:span text:style-name="T8">st</text:span><text:span text:style-name="T7"> century.</text:span></text:p>
        </text:list-item>
        <text:list-item>
          <text:p text:style-name="P14">They said that because they had a false prediction of an Armageddon happening, that didn’t happen, so they spiritualized the fulfillment when it didn’t happen.</text:p>
        </text:list-item>
      </text:list>
      <text:h text:style-name="Heading_20_1" text:outline-level="1">Governing Body</text:h>
      <text:list text:style-name="L7">
        <text:list-item>
          <text:p text:style-name="P15">The JW organization is run by the “governing body”, which is 8 men in New York city.</text:p>
          <text:list>
            <text:list-item>
              <text:p text:style-name="P16">They create doctrine and oversee the JW publications.</text:p>
            </text:list-item>
          </text:list>
        </text:list-item>
      </text:list>
      <text:h text:style-name="P17" text:outline-level="1"><text:soft-page-break/>The Founder</text:h>
      <text:list text:style-name="L8">
        <text:list-item>
          <text:p text:style-name="P18"><text:span text:style-name="T9">Charles Tay</text:span><text:span text:style-name="T10">ze</text:span><text:span text:style-name="T9"> Russell is the founder</text:span></text:p>
        </text:list-item>
        <text:list-item>
          <text:p text:style-name="P19">He admitted in court that he didn’t know Greek.</text:p>
          <text:list>
            <text:list-item>
              <text:p text:style-name="P19">The New World Translation of the Bible that he made is based off of a dude that didn’t even know the Greek alphabet.</text:p>
            </text:list-item>
          </text:list>
        </text:list-item>
      </text:list>
      <text:h text:style-name="Heading_20_1" text:outline-level="1">Other resources</text:h>
      <text:p text:style-name="Text_20_body">simon and maria <text:span text:style-name="T11">youtube</text:span> channel</text:p>
      <text:list text:style-name="L9">
        <text:list-item>
          <text:p text:style-name="P20">Blue letter bible – walter martin. Kingdom of t he cults</text:p>
          <text:list>
            <text:list-item>
              <text:p text:style-name="P20">https://www.blueletterbible.org/audio_video/martin_walter/cults/kingdom-of-the-cults.cfm</text:p>
            </text:list-item>
          </text:list>
        </text:list-item>
      </text:list>
      <text:h text:style-name="Heading_20_1" text:outline-level="1">Polemics</text:h>
      <text:h text:style-name="P21" text:outline-level="2">New World Translation</text:h>
      <text:h text:style-name="Heading_20_3" text:outline-level="3">Greek Scholars are Anonymous</text:h>
      <text:list text:style-name="L10">
        <text:list-item>
          <text:p text:style-name="P22">The official Watchtower policy is that the Greek scholars who allegedly put the New World Translation together remain anonymous in order to preserve humility.</text:p>
        </text:list-item>
        <text:list-item>
          <text:p text:style-name="P22">Walter Martin said he spent decades offering to debate their Greek Scholars.</text:p>
          <text:list>
            <text:list-item>
              <text:p text:style-name="P23"><text:span text:style-name="T12">There is no debate.</text:span></text:p>
            </text:list-item>
          </text:list>
        </text:list-item>
      </text:list>
      <text:h text:style-name="P24" text:outline-level="2">Pit the Bible against the Watchtower</text:h>
      <text:list text:style-name="L11">
        <text:list-item>
          <text:p text:style-name="P25">Jehovah’s Witnesses should believe the Bible is more authoritative than the Watchtower organization.</text:p>
        </text:list-item>
      </text:list>
      <text:h text:style-name="Heading_20_2" text:outline-level="2">False Prophecies in JW Organizations</text:h>
      <text:h text:style-name="Heading_20_2" text:outline-level="2">Use NWT to show Deity of Jesus</text:h>
      <text:h text:style-name="P26" text:outline-level="2">Trinity</text:h>
      <text:list text:style-name="L12">
        <text:list-item>
          <text:p text:style-name="P27"><text:span text:style-name="T13">Ask the JW: </text:span><text:line-break/>If the New Testament tells <text:span text:style-name="T14">us<text:line-break/></text:span>there are 3 persons<text:line-break/>that all 3 persons are called Jehovah, <text:line-break/>and there is one Jehovah, <text:line-break/><text:soft-page-break/><text:span text:style-name="T15">would it </text:span>then <text:span text:style-name="T14">follow those</text:span> 3 persons are one <text:span text:style-name="T14">Jehovah(</text:span>God<text:span text:style-name="T14">)<text:line-break/>and not 3 Jehovah’s since the Bible affirms there is only one Jehovah(God)?</text:span></text:p>
          <text:list>
            <text:list-item>
              <text:p text:style-name="P28">They should be able to agree to this challenge, because they will not think you can prove it.</text:p>
            </text:list-item>
          </text:list>
        </text:list-item>
      </text:list>
      <text:h text:style-name="P29" text:outline-level="3">Analogy</text:h>
      <text:list text:style-name="L13">
        <text:list-item>
          <text:p text:style-name="P30">The Trinity is like 1x1x1</text:p>
        </text:list-item>
        <text:list-item>
          <text:p text:style-name="P31">The “problem of the one and the many”</text:p>
        </text:list-item>
      </text:list>
      <text:h text:style-name="P32" text:outline-level="3">JWs affirm One God</text:h>
      <text:h text:style-name="Heading_20_4" text:outline-level="4">Isaiah 43:10 <text:span text:style-name="T16">(no God formed before or after me)</text:span></text:h>
      <text:p text:style-name="P33"><text:span text:style-name="T13">10. </text:span><text:span text:style-name="T4">“You are My witnesses,” says the LORD,<text:line-break/>“And My servant whom I have chosen,<text:line-break/>That you may know and believe Me,<text:line-break/>And understand that I am He.<text:line-break/></text:span><text:span text:style-name="T5">Before Me there was no God formed</text:span><text:span text:style-name="T4">,<text:line-break/></text:span><text:span text:style-name="T5">Nor shall there be after Me</text:span><text:span text:style-name="T4">.</text:span></text:p>
      <text:h text:style-name="Heading_20_4" text:outline-level="4">Isaiah 45:22 (no other God)</text:h>
      <text:p text:style-name="P34"><text:span text:style-name="T13">22. </text:span><text:span text:style-name="T4">“Look to Me, and be saved,<text:line-break/>All you ends of the earth!<text:line-break/>For I am God, and there is no other.</text:span></text:p>
      <text:h text:style-name="Heading_20_4" text:outline-level="4">JWs have 2 gods</text:h>
      <text:list text:style-name="L14">
        <text:list-item>
          <text:p text:style-name="P35">One is Jehovah, the big ‘G’ God.</text:p>
        </text:list-item>
        <text:list-item>
          <text:p text:style-name="P35">The other is Jesus (aka Michael), the little “g” God.</text:p>
        </text:list-item>
        <text:list-item>
          <text:p text:style-name="P35">So they have more than one God.<text:line-break/>They have two.</text:p>
        </text:list-item>
      </text:list>
      <text:h text:style-name="Heading_20_5" text:outline-level="5">Hebrews 1:6</text:h>
      <text:p text:style-name="P34"><text:span text:style-name="T13">6. </text:span><text:span text:style-name="T4">But when </text:span><text:span text:style-name="T5">He</text:span><text:span text:style-name="T4"> again brings </text:span><text:span text:style-name="T5">the firstborn into the world</text:span><text:span text:style-name="T4">, He says:<text:line-break/>“</text:span><text:span text:style-name="T5">Let all the angels of God </text:span><text:span text:style-name="T17">worship</text:span><text:span text:style-name="T5"> Him</text:span><text:span text:style-name="T4">.”[fn]</text:span></text:p>
      <text:list text:style-name="L15">
        <text:list-item>
          <text:p text:style-name="P36"><text:span text:style-name="T5">He</text:span></text:p>
          <text:list>
            <text:list-item>
              <text:p text:style-name="P37">Is the Father</text:p>
            </text:list-item>
          </text:list>
        </text:list-item>
        <text:list-item>
          <text:p text:style-name="P36"><text:span text:style-name="T5">Let all the angels of God worship Him</text:span></text:p>
          <text:list>
            <text:list-item>
              <text:p text:style-name="P38"><text:span text:style-name="T18">The Son. The Father(Jehovah) said for all the angels to worship the Son.</text:span></text:p>
            </text:list-item>
          </text:list>
        </text:list-item>
        <text:list-item>
          <text:p text:style-name="P36"><text:span text:style-name="T5">the firstborn into the world</text:span></text:p>
          <text:list>
            <text:list-item>
              <text:p text:style-name="P37">JWs affirm the firstborn (first begotten one) is Jesus.</text:p>
            </text:list-item>
          </text:list>
        </text:list-item>
        <text:list-item>
          <text:p text:style-name="P37"><text:soft-page-break/>Why should this passage bother a JW?</text:p>
        </text:list-item>
      </text:list>
      <text:h text:style-name="Heading_20_6" text:outline-level="6">Luke 4:8 (Jesus said only Jehovah(God) is to be worshiped)</text:h>
      <text:p text:style-name="P39"><text:span text:style-name="T13">8. </text:span><text:span text:style-name="T4">And </text:span><text:span text:style-name="T5">Jesus </text:span><text:span text:style-name="T4">answered and </text:span><text:span text:style-name="T5">said</text:span><text:span text:style-name="T4"> to him, “Get behind Me, Satan![fn] For[fn] it is written, ‘</text:span><text:span text:style-name="T5">You shall </text:span><text:span text:style-name="T17">worship</text:span><text:span text:style-name="T5"> the LORD your God</text:span><text:span text:style-name="T4">, and </text:span><text:span text:style-name="T5">Him only you shall serve</text:span><text:span text:style-name="T4">.’ ”[fn]</text:span></text:p>
      <text:list text:style-name="L16">
        <text:list-item>
          <text:p text:style-name="P40">The devil said he would give Jesus everything if Jesus would bow down and worship him.</text:p>
        </text:list-item>
        <text:list-item>
          <text:p text:style-name="P40">Jesus responds that only Jehovah(God) is to be worshiped.</text:p>
        </text:list-item>
        <text:list-item>
          <text:p text:style-name="P40">But <text:span text:style-name="T13">Hebrews 1:6</text:span> says Jehovah(God the Father) says that the Son should be worshiped.</text:p>
          <text:list>
            <text:list-item>
              <text:p text:style-name="P40">How does that make sense?<text:line-break/>It does if the Son is also Jehovah.</text:p>
            </text:list-item>
          </text:list>
        </text:list-item>
      </text:list>
      <text:h text:style-name="Heading_20_6" text:outline-level="6">Hebrews 1:8 (The Father calls the Son Jehovah)</text:h>
      <text:p text:style-name="P39"><text:span text:style-name="T13">8. </text:span><text:span text:style-name="T4">But </text:span><text:span text:style-name="T5">to the Son He says</text:span><text:span text:style-name="T4">:<text:line-break/>“</text:span><text:span text:style-name="T5">Your throne, O God</text:span><text:span text:style-name="T4">, is forever and ever;<text:line-break/>A scepter of righteousness is the scepter of Your kingdom.</text:span></text:p>
      <text:list text:style-name="L17">
        <text:list-item>
          <text:p text:style-name="P41"/>
        </text:list-item>
      </text:list>
      <text:h text:style-name="Heading_20_3" text:outline-level="3">Jesus</text:h>
      <text:h text:style-name="Heading_20_4" text:outline-level="4">2 Peter 1:17</text:h>
      <text:p text:style-name="P42"><text:span text:style-name="T13">17. </text:span><text:span text:style-name="T4">For </text:span><text:span text:style-name="T5">He </text:span><text:span text:style-name="T4">received from </text:span><text:span text:style-name="T5">God the Father</text:span><text:span text:style-name="T4"> honor and glory when such a voice came to Him from the Excellent Glory: “This is My beloved </text:span><text:span text:style-name="T5">Son</text:span><text:span text:style-name="T4">, in whom I am well pleased.”</text:span></text:p>
      <text:list text:style-name="L18">
        <text:list-item>
          <text:p text:style-name="P43"><text:span text:style-name="T5">He </text:span></text:p>
          <text:list>
            <text:list-item>
              <text:p text:style-name="P44"><text:span text:style-name="T19">There is a person called the Son.</text:span></text:p>
            </text:list-item>
          </text:list>
        </text:list-item>
        <text:list-item>
          <text:p text:style-name="P43"><text:span text:style-name="T5">God the Father</text:span></text:p>
          <text:list>
            <text:list-item>
              <text:p text:style-name="P45">There is a person called the Father.</text:p>
            </text:list-item>
            <text:list-item>
              <text:p text:style-name="P45">Therefore God the Father is identified as Jehovah.</text:p>
            </text:list-item>
          </text:list>
        </text:list-item>
        <text:list-item>
          <text:p text:style-name="P45">They should have no problem agreeing with that so far.</text:p>
        </text:list-item>
        <text:list-item>
          <text:p text:style-name="P45">The next question is, is the Son identified as Jehovah?</text:p>
        </text:list-item>
      </text:list>
      <text:h text:style-name="Heading_20_3" text:outline-level="3">Exodus 3</text:h>
      <text:h text:style-name="Heading_20_4" text:outline-level="4">John 8:<text:span text:style-name="T12">58</text:span></text:h>
      <text:p text:style-name="Text_20_body"><text:span text:style-name="T20">58. </text:span><text:span text:style-name="T4">Jesus said unto them, Verily, verily, I say unto you, Before Abraham was, I am.</text:span></text:p>
      <text:list text:style-name="L19">
        <text:list-item>
          <text:p text:style-name="P46"/>
        </text:list-item>
      </text:list>
      <text:h text:style-name="Heading_20_4" text:outline-level="4"><text:soft-page-break/>John 10</text:h>
      <text:h text:style-name="Heading_20_4" text:outline-level="4">Revelation 1:8 (Jesus alpha and omega)</text:h>
      <text:p text:style-name="P47">8. <text:span text:style-name="T4">I am </text:span><text:span text:style-name="T5">Alpha and Omega</text:span><text:span text:style-name="T4">, the beginning and the ending, saith the Lord, which is, and which was, and which is to come, the Almighty.</text:span></text:p>
      <text:list text:style-name="L20">
        <text:list-item>
          <text:p text:style-name="P48"><text:span text:style-name="T5">Alpha and Omega</text:span></text:p>
          <text:list>
            <text:list-item>
              <text:p text:style-name="P49"><text:span text:style-name="T21">Jehovah’s Witnesses will affirm that this is Jehovah God.</text:span></text:p>
            </text:list-item>
            <text:list-item>
              <text:p text:style-name="P48"><text:span text:style-name="T22">Therefore Alpha and Omega = Jehovah’s</text:span></text:p>
            </text:list-item>
          </text:list>
        </text:list-item>
      </text:list>
      <text:h text:style-name="Heading_20_4" text:outline-level="4">Revelation 22:7,<text:span text:style-name="T23">12-13</text:span></text:h>
      <text:p text:style-name="P47"><text:span text:style-name="T13">7.</text:span> <text:span text:style-name="T4">“Behold, </text:span><text:span text:style-name="T5">I am coming quickly</text:span><text:span text:style-name="T4">! Blessed is he who keeps the words of the prophecy of this book.”</text:span><text:line-break/><text:span text:style-name="T13">12.</text:span><text:span text:style-name="T4"> “And behold, </text:span><text:span text:style-name="T5">I am coming quickly</text:span><text:span text:style-name="T4">, and My reward is with Me, to give to every one according to his work.</text:span><text:line-break/><text:span text:style-name="T13">13. </text:span><text:span text:style-name="T4">“I am the </text:span><text:span text:style-name="T5">Alpha and the Omega</text:span><text:span text:style-name="T4">, the Beginning and the End, </text:span><text:span text:style-name="T5">the First and the Last</text:span><text:span text:style-name="T4">.”[fn]<text:line-break/></text:span><text:span text:style-name="T24">16. </text:span><text:span text:style-name="T4">“</text:span><text:span text:style-name="T5">I, Jesus</text:span><text:span text:style-name="T4">, have sent My angel to testify to you these things in the churches. I am the Root and the Offspring of David, the Bright and Morning Star.”<text:line-break/></text:span><text:span text:style-name="T24">20.</text:span><text:span text:style-name="T4"> </text:span><text:span text:style-name="T5">He who testifies to these things says</text:span><text:span text:style-name="T4">, “Surely </text:span><text:span text:style-name="T5">I am coming quickly</text:span><text:span text:style-name="T4">.” Amen. Even so, come, Lord Jesus!</text:span></text:p>
      <text:list text:style-name="L21">
        <text:list-item>
          <text:p text:style-name="P50">Who is coming quickly?</text:p>
        </text:list-item>
      </text:list>
      <text:list text:style-name="L22">
        <text:list-item>
          <text:list>
            <text:list-item>
              <text:p text:style-name="P51">It was repeated in Revelation 22:7,12,20<text:line-break/>and in Revelation 1:8</text:p>
            </text:list-item>
            <text:list-item>
              <text:p text:style-name="P51">Revelation 1:8 has Jehovah saying He is Alpha and Omega.</text:p>
            </text:list-item>
            <text:list-item>
              <text:p text:style-name="P51">Now we see Jesus say He is Alpha and Omega, which means first and last.</text:p>
            </text:list-item>
          </text:list>
        </text:list-item>
      </text:list>
      <text:h text:style-name="Heading_20_4" text:outline-level="4">Revelation 1:12-17</text:h>
      <text:p text:style-name="P47"><text:span text:style-name="T13">12.</text:span> <text:span text:style-name="T4">Then I turned to see the voice that spoke with me. And having turned I saw seven golden lampstands,</text:span><text:line-break/><text:span text:style-name="T13">13. </text:span><text:span text:style-name="T4">and in the midst of the seven lampstands </text:span><text:span text:style-name="T25">[One] like the Son of Man</text:span><text:span text:style-name="T4">, clothed with a garment down to the feet and girded about the chest with a golden band.</text:span><text:line-break/><text:span text:style-name="T13">14. </text:span><text:span text:style-name="T5">His head and hair</text:span><text:span text:style-name="T4"> [were] white like wool, as white as snow, and His eyes like a flame of fire;</text:span><text:line-break/><text:span text:style-name="T13">15. </text:span><text:span text:style-name="T5">His feet</text:span><text:span text:style-name="T4"> [were] like fine brass, as if refined in a furnace, and His voice as the sound of many waters;</text:span><text:line-break/><text:span text:style-name="T13">16. </text:span><text:span text:style-name="T4">He had in His right hand seven stars, out of His mouth went a sharp two-edged sword, and His countenance [was] like the sun shining in its strength.</text:span><text:line-break/><text:span text:style-name="T13">17.</text:span> <text:span text:style-name="T4">And when I saw </text:span><text:span text:style-name="T5">Him</text:span><text:span text:style-name="T4">, I fell at His feet as dead. But He laid His right hand on me, saying to me, "Do not be afraid; </text:span><text:span text:style-name="T5">I am the First and the Last</text:span><text:span text:style-name="T4">.</text:span></text:p>
      <text:list text:style-name="L23">
        <text:list-item>
          <text:p text:style-name="P52"><text:span text:style-name="T25">[One] like the Son of Man</text:span></text:p>
          <text:list>
            <text:list-item>
              <text:p text:style-name="P53"><text:span text:style-name="T26">Describes Jesus, the Son of Man.</text:span></text:p>
            </text:list-item>
            <text:list-item>
              <text:p text:style-name="P53"><text:span text:style-name="T26">So both Jesus and the Father both are said to be the First and the Last</text:span></text:p>
            </text:list-item>
            <text:list-item>
              <text:p text:style-name="P53"><text:soft-page-break/><text:span text:style-name="T26">This identification of Jesus as the First and the Last is a clear identification as Jesus being the same being as Jehovah.</text:span></text:p>
            </text:list-item>
          </text:list>
        </text:list-item>
      </text:list>
      <text:h text:style-name="Heading_20_5" text:outline-level="5">Isaiah 44:6</text:h>
      <text:p text:style-name="P47"><text:span text:style-name="T13">6.</text:span> <text:span text:style-name="T4">“Thus says the LORD, the King of Israel,<text:line-break/>And his Redeemer, the LORD of hosts:<text:line-break/>‘I am </text:span><text:span text:style-name="T5">the First and I am the Last</text:span><text:span text:style-name="T4">;<text:line-break/>Besides Me there is no God.</text:span></text:p>
      <text:list text:style-name="L24">
        <text:list-item>
          <text:p text:style-name="P54">JWs quote this for Rev 1:17</text:p>
        </text:list-item>
        <text:list-item>
          <text:p text:style-name="P54">There can’t be two first and the lasts.</text:p>
        </text:list-item>
        <text:list-item>
          <text:p text:style-name="P54">Or, two persons are saying the same thing, but still one being, one essence. <text:line-break/>Both Jehovah.</text:p>
        </text:list-item>
      </text:list>
      <text:h text:style-name="Heading_20_4" text:outline-level="4">John 20:<text:span text:style-name="T27">28 (Thomas calls Jesus God)</text:span></text:h>
      <text:p text:style-name="P55"><text:span text:style-name="T13">28.</text:span> <text:span text:style-name="T4">And Thomas answered and said to Him, “</text:span><text:span text:style-name="T5">My Lord and my God</text:span><text:span text:style-name="T4">!”</text:span></text:p>
      <text:list text:style-name="L25">
        <text:list-item>
          <text:p text:style-name="P56"/>
        </text:list-item>
      </text:list>
      <text:h text:style-name="Heading_20_3" text:outline-level="3">Holy Spirit</text:h>
      <text:h text:style-name="Heading_20_4" text:outline-level="4">Acts 5:<text:span text:style-name="T23">3-4 (is Jehovah God)</text:span></text:h>
      <text:p text:style-name="P47"><text:span text:style-name="T13">3.</text:span> <text:span text:style-name="T4">But Peter said, “Ananias, </text:span><text:span text:style-name="T5">why has Satan filled your heart to lie to the Holy Spirit </text:span><text:span text:style-name="T4">and keep back part of the price of the land for yourself?</text:span><text:line-break/><text:span text:style-name="T13">4.</text:span> <text:span text:style-name="T4">“While it remained, was it not your own? And after it was sold, was it not in your own control? Why have you conceived this thing in your heart? </text:span><text:span text:style-name="T5">You have not lied to men but to God</text:span><text:span text:style-name="T4">.”</text:span></text:p>
      <text:list text:style-name="L26">
        <text:list-item>
          <text:p text:style-name="P57">The Holy Spirit is therefore said to be Jehovah.</text:p>
        </text:list-item>
        <text:list-item>
          <text:p text:style-name="P57">JWs think the Holy Spirit is not a person.</text:p>
          <text:list>
            <text:list-item>
              <text:p text:style-name="P58"><text:span text:style-name="T23">You can’t lie to an impersonal force.</text:span></text:p>
            </text:list-item>
          </text:list>
        </text:list-item>
        <text:list-item>
          <text:p text:style-name="P57">Here Acts says the Holy Spirit is Jehovah.</text:p>
        </text:list-item>
      </text:list>
      <text:h text:style-name="Heading_20_4" text:outline-level="4">Acts 13:<text:span text:style-name="T23">2 (Holy Spirit is an ‘I’ – a person)</text:span></text:h>
      <text:p text:style-name="P47"><text:span text:style-name="T13">2. </text:span><text:span text:style-name="T4">As they ministered to the Lord and fasted, </text:span><text:span text:style-name="T5">the Holy Spirit said</text:span><text:span text:style-name="T4">, “Now separate to Me Barnabas and Saul for the work to which </text:span><text:span text:style-name="T5">I have called them</text:span><text:span text:style-name="T4">.”</text:span></text:p>
      <text:list text:style-name="L27">
        <text:list-item>
          <text:p text:style-name="P59">The Holy Spirit addressed them.</text:p>
          <text:list>
            <text:list-item>
              <text:p text:style-name="P60"><text:span text:style-name="T23">You can’t quote impersonal things.</text:span></text:p>
            </text:list-item>
            <text:list-item>
              <text:p text:style-name="P59">You can’t quote wind or rain. They don’t communicate messages.</text:p>
            </text:list-item>
          </text:list>
        </text:list-item>
        <text:list-item>
          <text:p text:style-name="P59"><text:span text:style-name="T5">I have called them</text:span></text:p>
          <text:list>
            <text:list-item>
              <text:p text:style-name="P61">The Holy Spirit said this, so therefore is a person.</text:p>
            </text:list-item>
          </text:list>
        </text:list-item>
      </text:list>
      <text:h text:style-name="Heading_20_3" text:outline-level="3"><text:soft-page-break/>Trinity</text:h>
      <text:h text:style-name="P62" text:outline-level="4">Luke 1:35 <text:span text:style-name="T27">(Trinity seen)</text:span></text:h>
      <text:p text:style-name="P55"><text:span text:style-name="T13">35.</text:span> <text:span text:style-name="T4">And the angel answered and said to her, “</text:span><text:span text:style-name="T5">The Holy Spirit will come upon you</text:span><text:span text:style-name="T4">, and </text:span><text:span text:style-name="T5">the power of the Highest</text:span><text:span text:style-name="T4"> will overshadow you; therefore, also,</text:span><text:span text:style-name="T5"> that Holy One</text:span><text:span text:style-name="T4"> who is to be born </text:span><text:span text:style-name="T5">will be called the Son of God</text:span><text:span text:style-name="T4">.</text:span></text:p>
      <text:h text:style-name="Heading_20_4" text:outline-level="4">Matthew 3:<text:span text:style-name="T27">16 </text:span><text:span text:style-name="T14">(Jesus’ baptism)</text:span></text:h>
      <text:p text:style-name="P55"><text:span text:style-name="T13">16. </text:span><text:span text:style-name="T4">When He had been baptized, </text:span><text:span text:style-name="T5">Jesus</text:span><text:span text:style-name="T4"> came up immediately from the water; and behold, the heavens were opened to Him, and He[fn] saw </text:span><text:span text:style-name="T5">the Spirit of God</text:span><text:span text:style-name="T4"> descending like a dove and alighting upon Him.<text:line-break/></text:span><text:span text:style-name="T24">17. </text:span><text:span text:style-name="T4">And suddenly </text:span><text:span text:style-name="T5">a voice came from heaven</text:span><text:span text:style-name="T4">, saying, “This is My beloved Son, in whom I am well pleased.”</text:span></text:p>
      <text:list text:style-name="L28">
        <text:list-item>
          <text:p text:style-name="P63">We see Father, Son, and Holy Spirit all in one place here.</text:p>
        </text:list-item>
      </text:list>
      <text:h text:style-name="Heading_20_4" text:outline-level="4">Matthew 28:19 (The Great Commission)</text:h>
      <text:p text:style-name="P55"><text:span text:style-name="T13">19.</text:span> <text:span text:style-name="T4">“Go therefore[fn] and make disciples of all the nations, baptizing them in </text:span><text:span text:style-name="T5">the name of the Father</text:span><text:span text:style-name="T4"> and of</text:span><text:span text:style-name="T5"> the Son</text:span><text:span text:style-name="T4"> and of</text:span><text:span text:style-name="T5"> the Holy Spirit</text:span><text:span text:style-name="T4">,</text:span></text:p>
      <text:h text:style-name="Heading_20_4" text:outline-level="4">2 Corinthians 13:14 (The grace of… be with you all)</text:h>
      <text:p text:style-name="P55"><text:span text:style-name="T28">13. </text:span><text:span text:style-name="T4">The grace of the Lord </text:span><text:span text:style-name="T5">Jesus</text:span><text:span text:style-name="T4"> Christ, and the love of </text:span><text:span text:style-name="T5">God</text:span><text:span text:style-name="T4">, and the communion of the </text:span><text:span text:style-name="T5">Holy Spirit</text:span><text:span text:style-name="T4"> be with you all. Amen.</text:span></text:p>
      <text:h text:style-name="Heading_20_3" text:outline-level="3">The Resurrection</text:h>
      <text:h text:style-name="P64" text:outline-level="4">The Father raised Jesus</text:h>
      <text:h text:style-name="P65" text:outline-level="5">Acts 3:26 <text:span text:style-name="T27">(</text:span><text:span text:style-name="T29">God, having raised up His Servant Jesus</text:span><text:span text:style-name="T27">)</text:span></text:h>
      <text:p text:style-name="P55"><text:span text:style-name="T13">26. </text:span><text:span text:style-name="T4">“To you first, </text:span><text:span text:style-name="T5">God, having raised up His Servant Jesus</text:span><text:span text:style-name="T4">, sent Him to bless you, in turning away every one of you from your iniquities.”</text:span></text:p>
      <text:h text:style-name="Heading_20_5" text:outline-level="5">Acts 17:31</text:h>
      <text:p text:style-name="P55"><text:span text:style-name="T24">31. </text:span><text:span text:style-name="T4">“because </text:span><text:span text:style-name="T5">He</text:span><text:span text:style-name="T4"> has appointed a day on which He will judge the world in righteousness by the Man whom He has ordained. He has given assurance of this to all </text:span><text:span text:style-name="T5">by raising Him from the dead</text:span><text:span text:style-name="T4">.”</text:span></text:p>
      <text:h text:style-name="P65" text:outline-level="5">1 Thessalonians 1:10 <text:span text:style-name="T27">(</text:span><text:span text:style-name="T29">whom He raised from the dead</text:span><text:span text:style-name="T27">)</text:span></text:h>
      <text:p text:style-name="P55"><text:span text:style-name="T13">10. </text:span><text:span text:style-name="T4">and to wait for His Son from heaven, </text:span><text:span text:style-name="T5">whom He raised from the dead</text:span><text:span text:style-name="T4">, even Jesus who delivers us from the wrath to come.</text:span></text:p>
      <text:h text:style-name="Heading_20_4" text:outline-level="4">Jesus Raises Himself</text:h>
      <text:h text:style-name="Heading_20_5" text:outline-level="5">John 2:19-21</text:h>
      <text:p text:style-name="P55"><text:span text:style-name="T24">19. </text:span><text:span text:style-name="T5">Jesus</text:span><text:span text:style-name="T4"> answered and said to them, “</text:span><text:span text:style-name="T5">Destroy this temple, and in three days I will raise it up</text:span><text:span text:style-name="T4">.”<text:line-break/></text:span><text:span text:style-name="T24">20. </text:span><text:span text:style-name="T4">Then the Jews said, “It has taken forty-six years to build this temple, and will You raise it up in </text:span><text:soft-page-break/><text:span text:style-name="T4">three days?”<text:line-break/></text:span><text:span text:style-name="T24">21.</text:span><text:span text:style-name="T4"> But </text:span><text:span text:style-name="T5">He was speaking of the temple of His body</text:span><text:span text:style-name="T4">.</text:span></text:p>
      <text:h text:style-name="Heading_20_4" text:outline-level="4">Holy Spirit Raised Jesus</text:h>
      <text:h text:style-name="Heading_20_5" text:outline-level="5">Romans 8:11</text:h>
      <text:p text:style-name="P55"><text:span text:style-name="T24">9. </text:span><text:span text:style-name="T30">But you are not in the flesh but in the Spirit, if indeed </text:span><text:span text:style-name="T31">the Spirit of God </text:span><text:span text:style-name="T30">dwells in you. Now if anyone does not have the Spirit of Christ, he is not His.</text:span><text:span text:style-name="T24"><text:line-break/>10. </text:span><text:span text:style-name="T30">And if Christ is in you, the body is dead because of sin, but</text:span><text:span text:style-name="T31"> the Spirit </text:span><text:span text:style-name="T30">is life because of righteousness.</text:span><text:span text:style-name="T24"><text:line-break/>11. </text:span><text:span text:style-name="T4">But if</text:span><text:span text:style-name="T5"> the Spirit </text:span><text:span text:style-name="T4">of Him who </text:span><text:span text:style-name="T5">raised Jesus from the dead</text:span><text:span text:style-name="T4"> dwells in you, He who raised Christ from the dead will also give life to your mortal bodies through His Spirit who dwells in you.</text:span></text:p>
      <text:p text:style-name="P55"><text:span text:style-name="T4"/></text:p>
      <text:h text:style-name="Heading_20_2" text:outline-level="2">Eternality of Jesus</text:h>
      <text:h text:style-name="Heading_20_3" text:outline-level="3">Psalm 102:25-27 (says Jehovah existed eternally)</text:h>
      <text:list text:style-name="L29">
        <text:list-item>
          <text:p text:style-name="P66">Ask your Jevhovah’s Witness interlocutor <text:line-break/>“Would this be true of anyone but Jehovah?”</text:p>
          <text:list>
            <text:list-item>
              <text:p text:style-name="P66">Give them time to answer…</text:p>
            </text:list-item>
          </text:list>
        </text:list-item>
        <text:list-item>
          <text:p text:style-name="P66">That passage is quoted in <text:span text:style-name="T13">Hebrews 1:</text:span><text:span text:style-name="T32">10-12</text:span> and attributed to Jesus.</text:p>
        </text:list-item>
      </text:list>
      <text:h text:style-name="Heading_20_4" text:outline-level="4">Hebrews 1:<text:span text:style-name="T33">10-12</text:span></text:h>
      <text:list text:style-name="L30">
        <text:list-item>
          <text:p text:style-name="P67">Hebrews 1 quotes the Psalm 102 passage.</text:p>
        </text:list-item>
        <text:list-item>
          <text:p text:style-name="P67">Hebrews 1 is talking about Jesus, the Son.</text:p>
          <text:list>
            <text:list-item>
              <text:p text:style-name="P67">They will say Hebrews 1 is about Jehovah.</text:p>
            </text:list-item>
            <text:list-item>
              <text:p text:style-name="P67">But get them to read the whole Hebrews 1 chapter.</text:p>
              <text:list>
                <text:list-item>
                  <text:p text:style-name="P67">JW.org links Hebrews 1 and Psalm 102 on their online bible.</text:p>
                </text:list-item>
              </text:list>
            </text:list-item>
            <text:list-item>
              <text:p text:style-name="P68">They will say the passage is saying that Jesus is in some sense like Jehovah, but it doesn’t mean Hebrews 1 is saying Jesus is Jehovah (arbitrary, eisogesis, of course)</text:p>
            </text:list-item>
          </text:list>
        </text:list-item>
      </text:list>
      <text:h text:style-name="Heading_20_3" text:outline-level="3">John 12:3<text:span text:style-name="T34">9-40 (John tells us Jesus is Jehovah)</text:span></text:h>
      <text:p text:style-name="P69"><text:span text:style-name="T13">39.</text:span> <text:span text:style-name="T4">Therefore they could not believe, because Isaiah said again:</text:span><text:line-break/><text:span text:style-name="T13">40. </text:span><text:span text:style-name="T4">“He has blinded their eyes and hardened their hearts,<text:line-break/>Lest they should see with their eyes,<text:line-break/>Lest they should understand with their hearts and turn,<text:line-break/>So that I should heal them.”[fn]<text:line-break/></text:span><text:span text:style-name="T24">41. </text:span><text:span text:style-name="T5">These things Isaiah said when[fn] he saw His glory and spoke of Him</text:span><text:span text:style-name="T4">.</text:span></text:p>
      <text:list text:style-name="L31">
        <text:list-item>
          <text:p text:style-name="P70"><text:soft-page-break/>The apostle John is telling us about Jesus in this passage.</text:p>
        </text:list-item>
        <text:list-item>
          <text:p text:style-name="P70">The first part quotes Isaiah 53:1<text:line-break/>The last part quotes Isaiah chapter 6.</text:p>
          <text:list>
            <text:list-item>
              <text:p text:style-name="P70">Question for the JW: <text:line-break/>“Whose glory did Isaiah see?”</text:p>
            </text:list-item>
          </text:list>
        </text:list-item>
      </text:list>
      <text:h text:style-name="Heading_20_4" text:outline-level="4">Isaiah 6:1-10</text:h>
      <text:h text:style-name="Heading_20_3" text:outline-level="3">Revelation 1:17-18 <text:span text:style-name="T35">(Jehovah died)</text:span></text:h>
      <text:p text:style-name="P71"><text:span text:style-name="T13">17.</text:span> <text:span text:style-name="T4">And when I saw Him, I fell at His feet as dead. But He laid His right hand on me, saying to me,[fn] “Do not be afraid; </text:span><text:span text:style-name="T5">I am the First and the Last</text:span><text:span text:style-name="T4">.</text:span><text:line-break/><text:span text:style-name="T13">18. </text:span><text:span text:style-name="T4">“</text:span><text:span text:style-name="T5">I am He who lives, and was dead</text:span><text:span text:style-name="T4">, and behold, I am alive forevermore. Amen. And I have the keys of Hades and of Death.</text:span></text:p>
      <text:list text:style-name="L32">
        <text:list-item>
          <text:p text:style-name="P72"/>
        </text:list-item>
      </text:list>
      <text:p text:style-name="P73"/>
      <text:p text:style-name="P74"/>
      <text:p text:style-name="P6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10:00:01.858000000</meta:creation-date>
    <dc:date>2024-12-29T22:37:57.235000000</dc:date>
    <meta:editing-duration>PT17H8M30S</meta:editing-duration>
    <meta:editing-cycles>33</meta:editing-cycles>
    <meta:generator>LibreOffice/24.8.3.2$Windows_X86_64 LibreOffice_project/48a6bac9e7e268aeb4c3483fcf825c94556d9f92</meta:generator>
    <meta:document-statistic meta:table-count="0" meta:image-count="0" meta:object-count="0" meta:page-count="10" meta:paragraph-count="189" meta:word-count="2585" meta:character-count="13478" meta:non-whitespace-character-count="11164"/>
  </office:meta>
</office:document-meta>
</file>